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ace Mono" svg:font-family="'Space Mono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9c5c7" draw:textarea-horizontal-align="justify" draw:textarea-vertical-align="middle" draw:auto-grow-height="false" fo:min-height="6.975cm" fo:min-width="7.942cm"/>
    </style:style>
    <style:style style:name="gr2" style:family="graphic" style:parent-style-name="standard">
      <style:graphic-properties svg:stroke-color="#ef413d" draw:fill="solid" draw:fill-color="#83caff" draw:textarea-horizontal-align="justify" draw:textarea-vertical-align="middle" draw:auto-grow-height="false" fo:min-height="1.77cm" fo:min-width="4.037cm" fo:wrap-option="no-wrap" draw:shadow-offset-x="0.203cm" draw:shadow-offset-y="0.203cm"/>
    </style:style>
    <style:style style:name="gr3" style:family="graphic" style:parent-style-name="standard">
      <style:graphic-properties svg:stroke-color="#00aaad" draw:fill-color="#bce4e5" draw:textarea-horizontal-align="justify" draw:textarea-vertical-align="middle" draw:auto-grow-height="false" fo:min-height="2.806cm" fo:min-width="3.316cm" fo:wrap-option="no-wrap"/>
    </style:style>
    <style:style style:name="gr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2.157cm" fo:min-width="4.89cm" draw:shadow-offset-x="0.203cm" draw:shadow-offset-y="0.203cm"/>
    </style:style>
    <style:style style:name="gr5" style:family="graphic" style:parent-style-name="standard">
      <style:graphic-properties svg:stroke-color="#00aaad" draw:fill-color="#e0efd4" draw:textarea-horizontal-align="justify" draw:textarea-vertical-align="middle" draw:auto-grow-height="false" fo:min-height="2.661cm" fo:min-width="3.233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5.215cm" fo:wrap-option="no-wrap"/>
    </style:style>
    <style:style style:name="gr7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766cm" fo:min-width="3.691cm" fo:padding-top="0.176cm" fo:padding-bottom="0.176cm" fo:padding-left="0.301cm" fo:padding-right="0.301cm" draw:shadow-opacity="30%"/>
    </style:style>
    <style:style style:name="gr8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41cm" fo:min-width="3.589cm" fo:padding-top="0.176cm" fo:padding-bottom="0.176cm" fo:padding-left="0.301cm" fo:padding-right="0.301cm" draw:shadow-opacity="30%"/>
    </style:style>
    <style:style style:name="gr9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664cm" fo:min-width="3.589cm" fo:padding-top="0.176cm" fo:padding-bottom="0.176cm" fo:padding-left="0.301cm" fo:padding-right="0.301cm" draw:shadow-opacity="30%"/>
    </style:style>
    <style:style style:name="gr10" style:family="graphic" style:parent-style-name="standard">
      <style:graphic-properties draw:stroke="solid" svg:stroke-width="0.051cm" svg:stroke-color="#ff420e" draw:marker-start-width="0.355cm" draw:marker-end-width="0.355cm" draw:fill="solid" draw:fill-color="#fffacd" fo:min-height="1.424cm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008000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P1" style:family="paragraph">
      <loext:graphic-properties draw:fill-color="#59c5c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3caff"/>
      <style:paragraph-properties fo:text-align="center"/>
      <style:text-properties style:font-name="Space Mono" fo:font-size="18pt" fo:font-weight="bold" style:font-size-asian="18pt" style:font-size-complex="18pt"/>
    </style:style>
    <style:style style:name="P4" style:family="paragraph">
      <style:paragraph-properties fo:text-align="center"/>
      <style:text-properties style:font-name="Space Mono" fo:font-size="18pt" fo:font-weight="bold" style:font-size-asian="18pt" style:font-size-complex="18pt"/>
    </style:style>
    <style:style style:name="P5" style:family="paragraph">
      <loext:graphic-properties draw:fill-color="#bce4e5"/>
      <style:paragraph-properties fo:text-align="center"/>
      <style:text-properties style:font-name="Space Mono" fo:font-size="18pt" fo:font-weight="bold" style:font-size-asian="18pt" style:font-size-complex="18pt"/>
    </style:style>
    <style:style style:name="P6" style:family="paragraph">
      <style:paragraph-properties fo:text-align="center"/>
      <style:text-properties fo:color="#94070a"/>
    </style:style>
    <style:style style:name="P7" style:family="paragraph">
      <loext:graphic-properties draw:fill="none"/>
      <style:paragraph-properties fo:text-align="center"/>
      <style:text-properties fo:color="#94070a" style:font-name="Space Mono" fo:font-size="18pt" fo:font-weight="bold" style:font-size-asian="18pt" style:font-size-complex="18pt"/>
    </style:style>
    <style:style style:name="P8" style:family="paragraph">
      <loext:graphic-properties draw:fill-color="#e0efd4"/>
      <style:paragraph-properties fo:text-align="center"/>
      <style:text-properties style:font-name="Space Mono" fo:font-size="18pt" fo:font-weight="bold" style:font-size-asian="18pt" style:font-size-complex="18pt"/>
    </style:style>
    <style:style style:name="P9" style:family="paragraph">
      <loext:graphic-properties draw:fill="solid" draw:fill-color="#729fcf" draw:opacity="30%"/>
      <style:paragraph-properties fo:text-align="center"/>
    </style:style>
    <style:style style:name="P10" style:family="paragraph">
      <loext:graphic-properties draw:fill="solid" draw:fill-color="#fffac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Space Mono" fo:font-size="18pt" fo:font-weight="bold" style:font-size-asian="18pt" style:font-size-complex="18pt"/>
    </style:style>
    <style:style style:name="T2" style:family="text">
      <style:text-properties fo:color="#ed1c24" style:font-name="Space Mono" fo:font-size="18pt" fo:font-weight="bold" style:font-size-asian="18pt" style:font-size-complex="18pt"/>
    </style:style>
    <style:style style:name="T3" style:family="text">
      <style:text-properties fo:color="#94070a" style:font-name="Space Mono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10.217cm" svg:x="1.762cm" svg:y="5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4.537cm" svg:height="2.02cm" svg:x="5.463cm" svg:y="6.929cm">
          <text:p text:style-name="P2"><text:span text:style-name="T1">month = 07</text:span></text:p>
          <text:p text:style-name="P2"><text:span text:style-name="T1">year = 19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396cm" svg:height="4.32cm" svg:x="2.335cm" svg:y="9.253cm">
          <text:p text:style-name="P4"><text:span text:style-name="T2">Function A</text:span></text:p>
          <text:p text:style-name="P4"><text:span text:style-name="T1">month = 03</text:span></text:p>
          <text:p text:style-name="P4"><text:span text:style-name="T1">date = 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7" draw:layer="layout" svg:width="5.39cm" svg:height="2.407cm" svg:x="5.036cm" svg:y="4.81cm">
          <text:p text:style-name="P6"><text:span text:style-name="T3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279cm" svg:height="4.117cm" svg:x="8.04cm" svg:y="9.456cm">
          <text:p text:style-name="P4"><text:span text:style-name="T2">Function B</text:span></text:p>
          <text:p text:style-name="P4"><text:span text:style-name="T1">month = 02</text:span></text:p>
          <text:p text:style-name="P4"><text:span text:style-name="T1">date = 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5.715cm" svg:height="0.889cm" svg:x="11.922cm" svg:y="3.794cm">
          <text:p text:style-name="P2">Global Variables</text:p>
          <draw:enhanced-geometry svg:viewBox="0 0 21600 21600" draw:mirror-horizontal="false" draw:type="line-callout-2" draw:modifiers="-7606.85794261722 77760 -1496.4310706788 39947.8651685393 -933.379986004199 13469.6629213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9" draw:layer="layout" svg:width="4.191cm" svg:height="1.016cm" svg:x="2.905cm" svg:y="10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91cm" svg:height="0.762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191cm" svg:height="1.016cm" svg:x="8.493cm" svg:y="11.03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8.634cm" svg:height="2.434cm" svg:x="3.667cm" svg:y="15.986cm">
          <draw:text-box>
            <text:p text:style-name="P2">Global “month” variable is </text:p>
            <text:p text:style-name="P2">obfuscated by local variables</text:p>
          </draw:text-box>
        </draw:frame>
        <draw:g>
          <draw:line draw:style-name="gr11" draw:text-style-name="P11" draw:layer="layout" svg:x1="7.985cm" svg:y1="7.858cm" svg:x2="7.985cm" svg:y2="15.986cm">
            <text:p/>
          </draw:line>
          <draw:line draw:style-name="gr11" draw:text-style-name="P11" draw:layer="layout" svg:x1="7.096cm" svg:y1="11.414cm" svg:x2="8.493cm" svg:y2="11.414cm">
            <text:p/>
          </draw:line>
        </draw:g>
        <draw:line draw:style-name="gr12" draw:text-style-name="P11" draw:layer="layout" svg:x1="6.969cm" svg:y1="12.938cm" svg:x2="13.446cm" svg:y2="14.462cm">
          <text:p/>
        </draw:line>
        <draw:line draw:style-name="gr12" draw:text-style-name="P11" draw:layer="layout" svg:x1="12.43cm" svg:y1="12.938cm" svg:x2="13.446cm" svg:y2="14.462cm">
          <text:p/>
        </draw:line>
        <draw:custom-shape draw:style-name="gr13" draw:text-style-name="P2" draw:layer="layout" svg:width="5.461cm" svg:height="1.397cm" svg:x="13.446cm" svg:y="14.208cm">
          <text:p text:style-name="P2">Local variab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ace Mono" svg:font-family="'Space Mono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7:24:53.604500103</meta:creation-date>
    <dc:date>2018-02-07T07:50:49.908481476</dc:date>
    <meta:editing-duration>PT15M42S</meta:editing-duration>
    <meta:editing-cycles>4</meta:editing-cycles>
    <meta:generator>LibreOffice/5.4.2.2.0$Linux_X86_64 LibreOffice_project/40m0$Build-2</meta:generator>
    <meta:document-statistic meta:object-count="16"/>
  </office:meta>
</office:document-meta>
</file>